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047cm"/>
    </style:style>
    <style:style style:name="co3" style:family="table-column">
      <style:table-column-properties fo:break-before="auto" style:column-width="7.77cm"/>
    </style:style>
    <style:style style:name="co4" style:family="table-column">
      <style:table-column-properties fo:break-before="auto" style:column-width="7.047cm"/>
    </style:style>
    <style:style style:name="co5" style:family="table-column">
      <style:table-column-properties fo:break-before="auto" style:column-width="8.797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10.904cm"/>
    </style:style>
    <style:style style:name="co8" style:family="table-column">
      <style:table-column-properties fo:break-before="auto" style:column-width="7.602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8.518cm"/>
    </style:style>
    <style:style style:name="co11" style:family="table-column">
      <style:table-column-properties fo:break-before="auto" style:column-width="10.3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446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3.343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1.632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316cm" fo:break-before="auto" style:use-optimal-row-height="true"/>
    </style:style>
    <style:style style:name="ro15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color="#0000ff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fo:color="#6600ff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00cc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0000ff"/>
    </style:style>
    <style:style style:name="ce6" style:family="table-cell" style:parent-style-name="Default">
      <style:text-properties fo:color="#6600ff"/>
    </style:style>
    <style:style style:name="ce7" style:family="table-cell" style:parent-style-name="Default">
      <style:table-cell-properties fo:wrap-option="wrap"/>
      <style:text-properties fo:color="#ff3333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fo:color="#0000cc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ff0000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70"/>
    <style:style style:name="ce13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font-name="Segoe U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xx" style:country-asian="none" style:font-style-asian="normal" style:font-weight-asian="normal" style:font-name-complex="Segoe UI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6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5" table:style-name="ta1" table:print="false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0">
          <table:table-cell table:number-columns-repeated="10"/>
        </table:table-row>
        <table:table-row table:style-name="ro2">
          <table:table-cell table:number-columns-repeated="4"/>
          <table:table-cell table:style-name="ce1" office:value-type="string">
            <text:p>四半出租 新装修 Monk地铁站 $630 </text:p>
          </table:table-cell>
          <table:table-cell office:value-type="string">
            <text:p>http://www.iu91.com/rs/rent/2017-06/40281.shtml</text:p>
          </table:table-cell>
          <table:table-cell table:number-columns-repeated="3"/>
          <table:table-cell table:style-name="ce1" office:value-type="string">
            <text:p><text:a xlink:href="mailto:rentapt09@gmail.com">rentapt09@gmail.com</text:a> 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4"/>
          <table:table-cell table:style-name="ce1" office:value-type="string">
            <text:p>宽敞大三 半 600 刀 $600 包水 </text:p>
          </table:table-cell>
          <table:table-cell office:value-type="string">
            <text:p>http://www.iu91.com/rs/rent/2017-06/52261.shtml</text:p>
          </table:table-cell>
          <table:table-cell table:number-columns-repeated="3"/>
          <table:table-cell table:style-name="ce1" office:value-type="string">
            <text:p>514 462 1270 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4"/>
          <table:table-cell table:style-name="ce1" office:value-type="string">
            <text:p> 4半，整洁，有一切，提包可住 $750 包水.电.暖.网. </text:p>
          </table:table-cell>
          <table:table-cell office:value-type="string">
            <text:p>http://www.iu91.com/rs/rent/2017-07/52811.shtml</text:p>
          </table:table-cell>
          <table:table-cell table:number-columns-repeated="3"/>
          <table:table-cell table:style-name="ce1" office:value-type="string">
            <text:p>5145830895 中 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4"/>
          <table:table-cell table:style-name="ce1" office:value-type="string">
            <text:p>大4半出租$670近monk地铁站即可入住 $670 </text:p>
          </table:table-cell>
          <table:table-cell table:style-name="ce1" office:value-type="string">
            <text:p>http://www.iu91.com/rs/rent/2017-07/51865.shtml</text:p>
          </table:table-cell>
          <table:table-cell table:number-columns-repeated="3"/>
          <table:table-cell table:style-name="ce1" office:value-type="string">
            <text:p>5145506692 中 英 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5">
          <table:table-cell table:number-columns-repeated="4"/>
          <table:table-cell table:style-name="ce1" office:value-type="string">
            <text:p>3 1/2 近地铁SNOWDON，8月1日起租，一年 $750 包水.电.暖.网. </text:p>
          </table:table-cell>
          <table:table-cell office:value-type="string">
            <text:p>http://www.iu91.com/rs/rent/2017-06/52449.shtml</text:p>
          </table:table-cell>
          <table:table-cell table:number-columns-repeated="3"/>
          <table:table-cell table:style-name="ce1" office:value-type="string">
            <text:p>450-6892921 中 英 法 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4"/>
          <table:table-cell table:style-name="ce1" office:value-type="string">
            <text:p>MONK 地铁步行2-3分钟3半一般公寓 $560 包水 </text:p>
          </table:table-cell>
          <table:table-cell office:value-type="string">
            <text:p>http://www.iu91.com/rs/rent/2017-06/28120.shtml</text:p>
          </table:table-cell>
          <table:table-cell table:number-columns-repeated="3"/>
          <table:table-cell table:style-name="ce1" office:value-type="string">
            <text:p>4508129762 中 英 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number-columns-repeated="4"/>
          <table:table-cell table:style-name="ce1" office:value-type="string">
            <text:p>宽敞大三 半 600 刀 $600 包水. </text:p>
          </table:table-cell>
          <table:table-cell office:value-type="string">
            <text:p>http://www.iu91.com/rs/rent/2017-06/52261.shtml</text:p>
          </table:table-cell>
          <table:table-cell table:number-columns-repeated="3"/>
          <table:table-cell table:style-name="ce1" office:value-type="string">
            <text:p>514 462 1270 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4">
          <table:table-cell table:number-columns-repeated="4"/>
          <table:table-cell table:style-name="ce1" office:value-type="string">
            <text:p>ENDOME地铁口附近各种房型月租600起 $600 包水.电.暖.网. </text:p>
          </table:table-cell>
          <table:table-cell office:value-type="string">
            <text:p>http://www.iu91.com/rs/rent/2017-07/39785.shtml</text:p>
          </table:table-cell>
          <table:table-cell table:number-columns-repeated="3"/>
          <table:table-cell table:style-name="ce1" office:value-type="string">
            <text:p>5145758908 中 英 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6">
          <table:table-cell table:number-columns-repeated="4"/>
          <table:table-cell table:style-name="ce1" office:value-type="string">
            <text:p>N.D.G. 好学区3半($460) 4半($660)包暖 $660 包水.暖. </text:p>
          </table:table-cell>
          <table:table-cell table:style-name="ce1" office:value-type="string">
            <text:p>http://www.iu91.com/rs/rent/2016-10/47096.shtml</text:p>
          </table:table-cell>
          <table:table-cell table:number-columns-repeated="3"/>
          <table:table-cell table:style-name="ce1" office:value-type="string">
            <text:p>5146346269 中 英 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3">
          <table:table-cell table:number-columns-repeated="4"/>
          <table:table-cell table:style-name="ce1" office:value-type="string">
            <text:p>近jolicoeur地铁站四个半出租 $700 </text:p>
          </table:table-cell>
          <table:table-cell table:style-name="ce1" office:value-type="string">
            <text:p>http://www.iu91.com/rs/rent/2016-12/47696.shtml</text:p>
          </table:table-cell>
          <table:table-cell table:number-columns-repeated="3"/>
          <table:table-cell table:style-name="ce1" office:value-type="string">
            <text:p>5148001794 中 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http://www.kijiji.ca/v-appartement-condo-studio-2-1-2/ville-de-montreal/appartment-2-1-2-at-ndg-area/11398731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http://www.kijiji.ca/v-1-bedroom-apartments-condos/ville-de-montreal/3-1-2-sous-sol-dun-duplex/1280306357?enableSearchNavigationFlag=true</text:p>
          </table:table-cell>
          <table:table-cell table:number-columns-repeated="1023"/>
        </table:table-row>
        <table:table-row table:style-name="ro1">
          <table:table-cell office:value-type="string">
            <text:p>http://www.kijiji.ca/v-appartement-condo-studio-2-1-2/ville-de-montreal/appartement-2-a-louer-meuble-au-coeur-du-mile-end-metro-laurie/1280306058?enableSearchNavigationFlag=tr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http://www.plazadorval.ca/</text:p>
          </table:table-cell>
          <table:table-cell table:number-columns-repeated="1023"/>
        </table:table-row>
        <table:table-row table:style-name="ro1">
          <table:table-cell office:value-type="string">
            <text:p>http://www.kijiji.ca/v-location-court-terme/ville-de-montreal/superbe-loft-meuble-chauffe-eclaire-stationnement-pres-cusm/1280104401?enableSearchNavigationFlag=true</text:p>
          </table:table-cell>
          <table:table-cell table:number-columns-repeated="6"/>
          <table:table-cell table:style-name="ce1" office:value-type="float" office:value="5146339764">
            <text:p>5146339764</text:p>
          </table:table-cell>
          <table:table-cell table:number-columns-repeated="1016"/>
        </table:table-row>
        <table:table-row table:style-name="ro1">
          <table:table-cell office:value-type="string">
            <text:p>http://www.kijiji.ca/v-location-court-terme/ville-de-montreal/magnifique-chambre-pres-centre-ville-montreal-metro-charlevoix/1277508792?enableSearchNavigationFlag=true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http://www.iu91.com/rs/rent/2017-06/52461.s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http://www.iu91.com/rs/rent/2017-04/19008.shtm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http://www.iu91.com/rs/rent/2017-06/14627.shtm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style-name="ce2" table:number-columns-repeated="2"/>
          <table:table-cell table:style-name="ce2" office:value-type="string">
            <text:p>http://www.iu91.com/rs/rent/2017-07/52759.shtml</text:p>
          </table:table-cell>
          <table:table-cell table:style-name="ce7" office:value-type="string">
            <text:p>近地铁Beaubien 3半出租 $555 </text:p>
          </table:table-cell>
          <table:table-cell table:style-name="ce7" office:value-type="string">
            <text:p>赵先生5149246518 中 英 法5149246518 中 英 法<text:a xlink:href="mailto:willson-0@hotmail.com">willson-0@hotmail.com</text:a> </text:p>
          </table:table-cell>
          <table:table-cell table:style-name="ce2" office:value-type="string">
            <text:p>09/01/2017</text:p>
          </table:table-cell>
          <table:table-cell table:style-name="ce2" table:number-columns-repeated="1018"/>
        </table:table-row>
        <table:table-row table:style-name="ro4">
          <table:table-cell table:number-columns-repeated="3"/>
          <table:table-cell table:style-name="ce1" office:value-type="string">
            <text:p>新装修1半公寓，超近地铁MONK,厨卫独享 ... $565 包水.电.暖.网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3"/>
          <table:table-cell table:style-name="ce1" office:value-type="string">
            <text:p>近Monk地铁，半地下2卧室小四半全包 $590 包水.电.暖.网.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" office:value-type="string">
            <text:p>Lionel-Groulx 卧室 (8月1始)可短租30/day $415 包水.电.暖.网.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" office:value-type="string">
            <text:p>走2分钟绿线JOLICOEUR站，拎包入住410元起 $410 包水.网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7/33759.shtml</text:p>
          </table:table-cell>
          <table:table-cell table:style-name="ce1" office:value-type="string">
            <text:p>3 1/2 出租 $560 </text:p>
          </table:table-cell>
          <table:table-cell table:number-columns-repeated="1020"/>
        </table:table-row>
        <table:table-row table:style-name="ro8">
          <table:table-cell table:style-name="ce3" table:number-columns-repeated="2"/>
          <table:table-cell table:style-name="ce3" office:value-type="string">
            <text:p>http://www.iu91.com/rs/rent/2017-06/14506.shtml</text:p>
          </table:table-cell>
          <table:table-cell table:style-name="ce8" office:value-type="string">
            <text:p>近monk地铁安静大三半 $510 包水. </text:p>
          </table:table-cell>
          <table:table-cell table:style-name="ce8" office:value-type="string">
            <text:p>514-432-7618 中 英514-451-3184 中 英<text:a xlink:href="mailto:sizuer@hotmail.com">sizuer@hotmail.com</text:a> </text:p>
          </table:table-cell>
          <table:table-cell table:style-name="ce3" table:number-columns-repeated="1019"/>
        </table:table-row>
        <table:table-row table:style-name="ro3">
          <table:table-cell table:number-columns-repeated="3"/>
          <table:table-cell table:style-name="ce1" office:value-type="string">
            <text:p>MONK 地铁步行2-3分钟3半一般公寓 $560 包水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style-name="ce4" table:number-columns-repeated="2"/>
          <table:table-cell table:style-name="ce4" office:value-type="string">
            <text:p>http://www.iu91.com/rs/rent/2017-07/15846.shtml</text:p>
          </table:table-cell>
          <table:table-cell table:style-name="ce9" office:value-type="string">
            <text:p>2 1/2 $480 全包 $480 包水.电.暖.网. </text:p>
          </table:table-cell>
          <table:table-cell table:style-name="ce9" office:value-type="string">
            <text:p>Sunny5149995584 中 英<text:a xlink:href="mailto:sqtjcn@hotmail.com">sqtjcn@hotmail.com</text:a> </text:p>
          </table:table-cell>
          <table:table-cell table:style-name="ce4" table:number-columns-repeated="1019"/>
        </table:table-row>
        <table:table-row table:style-name="ro3">
          <table:table-cell table:number-columns-repeated="2"/>
          <table:table-cell office:value-type="string">
            <text:p>http://www.iu91.com/rs/rent/2017-07/52631.shtml</text:p>
          </table:table-cell>
          <table:table-cell table:style-name="ce1" office:value-type="string">
            <text:p>近monk地铁站三个半长租 $550 包水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6/43817.shtml</text:p>
          </table:table-cell>
          <table:table-cell table:style-name="ce1" office:value-type="string">
            <text:p>近绿线地铁站 PIX-IX 半地下 3 1/2 出租 $500 包水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style-name="ce2" table:number-columns-repeated="2"/>
          <table:table-cell table:style-name="ce2" office:value-type="string">
            <text:p>http://www.iu91.com/rs/rent/2017-06/44480.shtml</text:p>
          </table:table-cell>
          <table:table-cell table:style-name="ce7" office:value-type="string">
            <text:p>整租，大2半， 7月1日以后可入住 $435 包水. </text:p>
          </table:table-cell>
          <table:table-cell table:style-name="ce7" office:value-type="string">
            <text:p>438-938-9055 中 英 </text:p>
          </table:table-cell>
          <table:table-cell table:style-name="ce2" office:value-type="string">
            <text:p>lasalle</text:p>
          </table:table-cell>
          <table:table-cell table:style-name="ce2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5" office:value-type="string">
            <text:p>http://www.iu91.com/rs/rent/2017-06/52560.shtml</text:p>
          </table:table-cell>
          <table:table-cell table:style-name="ce10" office:value-type="string">
            <text:p>两个半公寓出租 $580 </text:p>
          </table:table-cell>
          <table:table-cell table:style-name="ce10" office:value-type="string">
            <text:p>514-5180880 </text:p>
          </table:table-cell>
          <table:table-cell table:style-name="ce10" office:value-type="string">
            <text:p>450-2222953 </text:p>
          </table:table-cell>
          <table:table-cell table:style-name="ce5"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" office:value-type="string">
            <text:p>出租皇家山上3半公寓 $530 包水.电.暖. </text:p>
          </table:table-cell>
          <table:table-cell table:number-columns-repeated="1020"/>
        </table:table-row>
        <table:table-row table:style-name="ro10">
          <table:table-cell table:style-name="ce6" table:number-columns-repeated="2"/>
          <table:table-cell table:style-name="ce6" office:value-type="string">
            <text:p>http://www.iu91.com/rs/rent/2017-06/47620.shtml</text:p>
          </table:table-cell>
          <table:table-cell table:style-name="ce11" office:value-type="string">
            <text:p>3221 Forest Hill Av, Montreal, QC H3V 1C4 </text:p>
          </table:table-cell>
          <table:table-cell table:style-name="ce11" office:value-type="string">
            <text:p><text:a xlink:href="mailto:3296940963@qq.com">3296940963@qq.com</text:a> </text:p>
          </table:table-cell>
          <table:table-cell table:style-name="ce11" office:value-type="float" office:value="3296940963">
            <text:p>3296940963</text:p>
          </table:table-cell>
          <table:table-cell table:style-name="ce6"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table:style-name="ce5" table:number-columns-repeated="2"/>
          <table:table-cell table:style-name="ce5" office:value-type="string">
            <text:p>http://www.iu91.com/rs/rent/2017-06/37499.shtml</text:p>
          </table:table-cell>
          <table:table-cell table:style-name="ce10" office:value-type="string">
            <text:p>皇家山区大单房，全包+室内车位 $450 包水.电.暖.网. </text:p>
          </table:table-cell>
          <table:table-cell table:style-name="ce10" office:value-type="string">
            <text:p>5145603388 中 英 法 </text:p>
          </table:table-cell>
          <table:table-cell table:style-name="ce10" office:value-type="string">
            <text:p><text:a xlink:href="mailto:raymond.drtax@gmail.com">raymond.drtax@gmail.com</text:a> 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2" office:value-type="string">
            <text:p>http://www.iu91.com/rs/rent/2017-06/13136.shtml</text:p>
          </table:table-cell>
          <table:table-cell table:style-name="ce7" office:value-type="string">
            <text:p>4 1/2 Rue Jolicoeur, Montréal $550 包水. </text:p>
          </table:table-cell>
          <table:table-cell table:style-name="ce7" office:value-type="string">
            <text:p>514-889-8281 中 </text:p>
          </table:table-cell>
          <table:table-cell table:style-name="ce2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6/52443.shtml</text:p>
          </table:table-cell>
          <table:table-cell table:style-name="ce1" office:value-type="string">
            <text:p>近Angrignon 贸三半出租 $500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6/44852.shtml</text:p>
          </table:table-cell>
          <table:table-cell table:style-name="ce1" office:value-type="string">
            <text:p>lasalle 区 租半地下室光线明亮3个半$450 $450 包水.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6/3878.shtml</text:p>
          </table:table-cell>
          <table:table-cell table:style-name="ce1" office:value-type="string">
            <text:p>7月1号，Lasalle，3个半，540$ $540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6" table:number-columns-repeated="2"/>
          <table:table-cell table:style-name="ce6" office:value-type="string">
            <text:p>http://www.iu91.com/rs/rent/2017-05/51913.shtml</text:p>
          </table:table-cell>
          <table:table-cell table:number-columns-repeated="2" table:style-name="ce11" office:value-type="string">
            <text:p>二楼3半出租 $460 </text:p>
          </table:table-cell>
          <table:table-cell table:style-name="ce6"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ttp://www.iu91.com/rs/rent/2017-06/50709.shtml</text:p>
          </table:table-cell>
          <table:table-cell table:style-name="ce1" office:value-type="string">
            <text:p>3 ½$530随时入住 St Michel Metro $530 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http://www.iu91.com/rs/rent/2017-07/52640.shtml</text:p>
          </table:table-cell>
          <table:table-cell table:style-name="ce1" office:value-type="string">
            <text:p>近绿线Verdun地铁站四个半分租一间卧室 $380 包水.网 </text:p>
          </table:table-cell>
          <table:table-cell table:style-name="ce1" office:value-type="string">
            <text:p>6394702160 中 英 </text:p>
          </table:table-cell>
          <table:table-cell table:number-columns-repeated="1019"/>
        </table:table-row>
      </table:table>
      <table:table table:name="Sheet1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loftsmtl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gir.net/en/who-we-are.html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style-name="ce13" office:value-type="string">
            <text:p>1160 Rue Saint Mathieu, <text:a xlink:href="http://www.louer.com/for-rent-montreal-downtown/">Montreal-Downtown</text:a>, Montreal, H3H 2H8 </text:p>
          </table:table-cell>
          <table:table-cell office:value-type="string">
            <text:p>http://www.louer.com/apartments-for-rent-montreal-downtown-1160zn/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0">
            <text:p>750</text:p>
          </table:table-cell>
          <table:table-cell table:style-name="ce1" office:value-type="string">
            <text:p>https://montreal.craigslist.ca/sub/6151415025.html?lang=en&amp;cc=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style-name="ce14" office:value-type="string">
            <text:p>7044 Papineau, <text:a xlink:href="http://www.louer.com/for-rent-montreal-downtown/">Montreal-Downtown</text:a>, Montreal, H2E 2G5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style-name="ce1" office:value-type="string">
            <text:p>3440 Avenue du Parc Montreal-Downtown, Montreal region 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style-name="ce14" office:value-type="string">
            <text:p>3440 Avenue du Parc, <text:a xlink:href="http://www.louer.com/for-rent-montreal-downtown/">Montreal-Downtown</text:a>, Montreal, H2X 2H6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4" office:value-type="string">
            <text:p>3630 rue Durocher, <text:a xlink:href="http://www.louer.com/for-rent-montreal-downtown/">Montreal-Downtown</text:a>, Montreal, H2X 2E8 </text:p>
          </table:table-cell>
          <table:table-cell office:value-type="string">
            <text:p>y</text:p>
          </table:table-cell>
          <table:table-cell office:value-type="string">
            <text:p>http://www.louer.com/cogir.htm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1">
          <table:table-cell/>
          <table:table-cell office:value-type="float" office:value="465">
            <text:p>465</text:p>
          </table:table-cell>
          <table:table-cell table:style-name="ce14" office:value-type="string">
            <text:p>2150 D'Orléans, <text:a xlink:href="http://www.louer.com/for-rent-montreal-downtown/">Montreal-Downtown</text:a>, Montreal, H1W 3R9 </text:p>
          </table:table-cell>
          <table:table-cell office:value-type="string">
            <text:p>y</text:p>
          </table:table-cell>
          <table:table-cell table:style-name="ce17" office:value-type="string">
            <text:p>Hochelaga-Maisonneuve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575">
            <text:p>575</text:p>
          </table:table-cell>
          <table:table-cell table:style-name="ce14" office:value-type="string">
            <text:p>3455 3455 Rue Durocher, <text:a xlink:href="http://www.louer.com/for-rent-montreal-downtown/">Montreal-Downtown</text:a>, Montreal, H2X 2C9 </text:p>
          </table:table-cell>
          <table:table-cell office:value-type="string">
            <text:p>y</text:p>
          </table:table-cell>
          <table:table-cell office:value-type="string">
            <text:p>http://www.louer.com/studio-for-rent-montreal-downtown-3455zzn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gir.net/en/residential-building-montreal/94-alexandre-de-seve.html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" office:value-type="string">
            <text:p>3630 rue Durocher Montreal-Downtown, Montreal region </text:p>
          </table:table-cell>
          <table:table-cell office:value-type="string">
            <text:p>y</text:p>
          </table:table-cell>
          <table:table-cell office:value-type="string">
            <text:p>http://www.louer.com/apartments-for-rent-montreal-downtown-3630/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" office:value-type="string">
            <text:p>1600, Alexandre de sève , Montréal , Québec H2L 2V7 </text:p>
          </table:table-cell>
          <table:table-cell table:number-columns-repeated="4"/>
        </table:table-row>
        <table:table-row table:style-name="ro1">
          <table:table-cell office:value-type="string">
            <text:p><text:s/></text:p>
          </table:table-cell>
          <table:table-cell table:style-name="ce12" office:value-type="string">
            <text:p>885 3.5 downtown,close to hill</text:p>
          </table:table-cell>
          <table:table-cell table:style-name="ce1" office:value-type="string">
            <text:p>3454 Aylmer street , Montréal , Québec H2X 2B6 </text:p>
          </table:table-cell>
          <table:table-cell table:number-columns-repeated="4"/>
        </table:table-row>
        <table:table-row table:style-name="ro1">
          <table:table-cell office:value-type="string">
            <text:p>papineau</text:p>
          </table:table-cell>
          <table:table-cell office:value-type="float" office:value="800">
            <text:p>800</text:p>
          </table:table-cell>
          <table:table-cell table:style-name="ce1" office:value-type="string">
            <text:p>1825, rue Ste-Rose , Montréal , Québec H2K 4M1  </text:p>
          </table:table-cell>
          <table:table-cell table:number-columns-repeated="4"/>
        </table:table-row>
        <table:table-row table:style-name="ro1">
          <table:table-cell office:value-type="string">
            <text:p>mcgill</text:p>
          </table:table-cell>
          <table:table-cell office:value-type="float" office:value="700">
            <text:p>700</text:p>
          </table:table-cell>
          <table:table-cell table:style-name="ce1" office:value-type="string">
            <text:p>3610 Durocher street , Montréal , Québec H2X 2E8  </text:p>
          </table:table-cell>
          <table:table-cell table:number-columns-repeated="4"/>
        </table:table-row>
        <table:table-row table:style-name="ro1">
          <table:table-cell office:value-type="string">
            <text:p>North east</text:p>
          </table:table-cell>
          <table:table-cell office:value-type="string">
            <text:p>725 4.5</text:p>
          </table:table-cell>
          <table:table-cell table:style-name="ce1" office:value-type="string">
            <text:p>6525 Beaubien , Montréal , Québec H1M 1B1  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style-name="ce1" office:value-type="string">
            <text:p>132 St.Jacques Lachine, Montreal region 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f</text:p>
          </table:table-cell>
          <table:table-cell office:value-type="float" office:value="549">
            <text:p>549</text:p>
          </table:table-cell>
          <table:table-cell table:style-name="ce14" office:value-type="string">
            <text:p>3440 Avenue du Parc, Montreal-Downtown, Montreal, H2X 2H6 </text:p>
          </table:table-cell>
          <table:table-cell office:value-type="string">
            <text:p>m</text:p>
          </table:table-cell>
          <table:table-cell office:value-type="string">
            <text:p>http://www.louer.com/apartments-for-rent-montreal-downtown-3440zzn/</text:p>
          </table:table-cell>
          <table:table-cell table:number-columns-repeated="2"/>
        </table:table-row>
        <table:table-row table:style-name="ro1">
          <table:table-cell office:value-type="string">
            <text:p>F 4.5</text:p>
          </table:table-cell>
          <table:table-cell office:value-type="float" office:value="690">
            <text:p>690</text:p>
          </table:table-cell>
          <table:table-cell table:style-name="ce14" office:value-type="string">
            <text:p>2305 RUE DUFF COURT , <text:a xlink:href="http://www.louer.com/for-rent-lachine/">Lachine</text:a>, Montreal, H8S 1G2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2305l/</text:p>
          </table:table-cell>
          <table:table-cell table:number-columns-repeated="2"/>
        </table:table-row>
        <table:table-row table:style-name="ro1">
          <table:table-cell office:value-type="string">
            <text:p>F 3.5 <text:s/>oct</text:p>
          </table:table-cell>
          <table:table-cell office:value-type="float" office:value="650">
            <text:p>650</text:p>
          </table:table-cell>
          <table:table-cell table:style-name="ce14" office:value-type="string">
            <text:p>2050 oxford avenue, <text:a xlink:href="http://www.louer.com/for-rent-ndg/">Notre-Dame-de-Grâce</text:a>, Montreal, H4A 2X5 </text:p>
          </table:table-cell>
          <table:table-cell office:value-type="string">
            <text:p>m</text:p>
          </table:table-cell>
          <table:table-cell office:value-type="string">
            <text:p>http://www.louer.com/apartments-for-rent-ndg-2050zo/</text:p>
          </table:table-cell>
          <table:table-cell table:number-columns-repeated="2"/>
        </table:table-row>
        <table:table-row table:style-name="ro1">
          <table:table-cell/>
          <table:table-cell office:value-type="float" office:value="680">
            <text:p>680</text:p>
          </table:table-cell>
          <table:table-cell table:style-name="ce14" office:value-type="string">
            <text:p>50 Avenue willowdale, <text:a xlink:href="http://www.louer.com/for-rent-outremont/">Outremont</text:a>, Montreal, H3T 1G1 </text:p>
          </table:table-cell>
          <table:table-cell office:value-type="string">
            <text:p>m</text:p>
          </table:table-cell>
          <table:table-cell office:value-type="string">
            <text:p>http://www.louer.com/montreal-cities+apartments+condos+houses+lofts+townhouses+shared+studios-for-rent/extras-short-term-rentals/4</text:p>
          </table:table-cell>
          <table:table-cell table:number-columns-repeated="2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695">
            <text:p>695</text:p>
          </table:table-cell>
          <table:table-cell table:style-name="ce14" office:value-type="string">
            <text:p>31 Du Chalet, <text:a xlink:href="http://www.louer.com/for-rent-lachine/">Lachine</text:a>, Montreal, H8R 1M8 </text:p>
          </table:table-cell>
          <table:table-cell office:value-type="string">
            <text:p>m</text:p>
          </table:table-cell>
          <table:table-cell office:value-type="string">
            <text:p>http://www.louer.com/apartments-for-rent-lachine-31zq/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1" office:value-type="string">
            <text:p>2156 Montgomery(2nd balcony)Montréal, QuébecH2K 2R8 </text:p>
          </table:table-cell>
          <table:table-cell office:value-type="string">
            <text:p>m</text:p>
          </table:table-cell>
          <table:table-cell office:value-type="string">
            <text:p>http://roomrentalsmontreal.com/Monthly-rent--non-smoker-.php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>
            <text:p><text:s/></text:p>
          </table:table-cell>
          <table:table-cell/>
          <table:table-cell office:value-type="string">
            <text:p>http://www.kijiji.ca/o-posters-other-ads/10021172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style-name="ce14" office:value-type="string">
            <text:p>3469 De Bellechasse, <text:a xlink:href="http://www.louer.com/for-rent-rosemont/">Rosemont</text:a>, Montreal, H1X 3R2 </text:p>
          </table:table-cell>
          <table:table-cell/>
          <table:table-cell office:value-type="string">
            <text:p>http://www.louer.com/shared-for-rent-rosemont-3469e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style-name="ce14" office:value-type="string">
            <text:p>1300 rue ducas, <text:a xlink:href="http://www.louer.com/for-rent-lasalle/">LaSalle</text:a>, Montreal, H8N 3B7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style-name="ce14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lasalle-1300zc/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style-name="ce14" office:value-type="string">
            <text:p>5515 Basile Patenaude, <text:a xlink:href="http://www.louer.com/for-rent-rosemont/">Rosemont</text:a>, Montreal, H1Y 3E3 </text:p>
          </table:table-cell>
          <table:table-cell office:value-type="string">
            <text:p>m</text:p>
          </table:table-cell>
          <table:table-cell office:value-type="string">
            <text:p>http://www.louer.com/apartments-for-rent-rosemont-5515a/</text:p>
          </table:table-cell>
          <table:table-cell/>
          <table:table-cell table:style-name="ce15" office:value-type="string">
            <text:p>Nicole Armstrong 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table:style-name="ce14" office:value-type="string">
            <text:p>5515 Basile Patenaude, <text:a xlink:href="http://www.louer.com/for-rent-rosemont/">Rosemont</text:a>, Montreal, H1Y 3E3 </text:p>
          </table:table-cell>
          <table:table-cell/>
          <table:table-cell office:value-type="string">
            <text:p>http://www.louer.com/apartments-for-rent-rosemont-5515a/</text:p>
          </table:table-cell>
          <table:table-cell/>
          <table:table-cell table:style-name="ce15" office:value-type="string">
            <text:p>(514) 885-9053 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table:style-name="ce14" office:value-type="string">
            <text:p>6420 Somerled, <text:a xlink:href="http://www.louer.com/for-rent-ndg/">Notre-Dame-de-Grâce</text:a>, Montreal, H4V 1S3 </text:p>
          </table:table-cell>
          <table:table-cell office:value-type="string">
            <text:p>m</text:p>
          </table:table-cell>
          <table:table-cell office:value-type="string">
            <text:p>http://www.louer.com/apartments-for-rent-ndg-6420a/</text:p>
          </table:table-cell>
          <table:table-cell table:number-columns-repeated="2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600">
            <text:p>600</text:p>
          </table:table-cell>
          <table:table-cell table:style-name="ce1" office:value-type="string">
            <text:p> 9700 ave papineneu Villeray/St-Michel/Parc-Extension, Montreal region  </text:p>
          </table:table-cell>
          <table:table-cell/>
          <table:table-cell office:value-type="string">
            <text:p>http://www.louer.com/apartments-for-rent-parc-extension-9700a/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string">
            <text:p>http://roomrentalsmontreal.com/</text:p>
          </table:table-cell>
          <table:table-cell office:value-type="string">
            <text:p>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2146 Rue Montgomery, Montreal, QC H2K 2R8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loftsmontreal.com/home3/780st-remi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entris.ca/en/lofts-studios~for-rent~montreal-island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247apartments.com/asp/Public/Search/search_results_CA.asp?CityID=26&amp;spID=62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appartementhotel.com/en/rooms-and-suites.htm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lespac.com/search/results.jsa?keywords=&amp;lastAppliedCategoryId=457&amp;lastImpliedCategoryId=&amp;visitingDates=&amp;savedSearchId=&amp;filterAction=true&amp;changedFilterName=price&amp;textualSearchMode=normal&amp;categoryId=457&amp;publishedSince=&amp;priceMin=&amp;priceMax=&amp;price=0-499&amp;maxDistance=&amp;latitude=45.508333333000003&amp;longitude=-73.641666666000006&amp;cityLocation=true&amp;geographicAreaId=17386&amp;postalZipCode=&amp;closeTo=&amp;geographicAreaIds=&amp;yearMin=&amp;yearMax=&amp;RENTED_PROP_rentalType=&amp;RENTED_PROP_roomCount=&amp;RENTED_animalAccepted=&amp;RENTED_PROP_furnishingType=&amp;_RENTED_PROP_electricityInc=on&amp;_RENTED_PROP_hotWaterIncluded=on&amp;_RENTED_PROP_airConditioning=on&amp;_RENTED_PROP_elevator=on&amp;_RENTED_PROP_laundryRoom=on&amp;_RENTED_PROP_parkingAvailable=on&amp;_RENTED_PROP_subsidized=on&amp;_RENTED_PROP_limitedMobilityAcc=on&amp;_RENTED_PROP_swimmingPool=on&amp;_RENTED_PROP_sauna=on&amp;_RENTED_PROP_washerDryerCon=on&amp;_hasImage=on&amp;itemState=&amp;operationType=&amp;advertiserType=&amp;upsellTag=&amp;viewType=&amp;sortOrder=Distance+as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moremontreal.com/apartments-for-rent/Montreal/Plateau-Mont-Roya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http://www.lespac.com/montreal/immobilier-location-logements/cooperative-55-ans-et-autonomes_45787388D0.jsa?searchCriteria=L3NlYXJjaC9yZXN1bHRzLmpzYT9sPTEmaT0xJmRoPTAmaz0zJmU9NDUuNTA4MzMmZj0tNzMuNjQxNjcmaD0xJmc9MTczODYmYj00NTcmZGY9NDU3JnA9MCZxPTQ5OSZqPTImdj01MA&amp;navigationInfo=YT00MCZiPTcxJmM9NDM2MjI1MDBTNDYzMzk1MjNTNDU3Nzk0MDJTNDYyMTY2MjFTNDUzMTE3NzdTMzczOTg4MzJTNDU3NDk5NDVTNDUxNjA2MjRTNDYzMzYxMDdTNDU2MzQ5NzZTNDU2MzQyMTFTNDM3Njc0NDZTNDYzNDg3OTZTNDU5Njk0OTVTNDU4NTA0MTVTNDQ4NzI1NTVTNDUzOTA3MjBTNDQxMDg0MzVTNDUwNDMxODNTNDU3ODczODgmZD0w&amp;requester=SC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moremontreal.com/apartments-for-rent/164551-2-half-for-rent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logisquebec.com/appartement-a-louer-le-plateau-mont-roya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WWW.IMMOVA.C 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groupedenux.com/en/residential/montreal-qc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cogir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bimm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aprent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ederal-realestat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gefim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304 sherbrooke ea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bimmo.com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soleil.ca/residences-soleil-list/manoir-sherbrook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timbercreekcommunities.com/find-your-home/montreal-downtown/apartment_rentals/1212-avenue-des-pins-quest#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ilotapparts.com/studios.htm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ragq.com/en/ListApartments.asp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enville.net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gesthab.ca/gesthab_condo_des_arts_309.ht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corporatestays.com/en/canada/montreal/downtown/building-le-lof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evomontreal.com/evo-montreal-residence-price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tripadvisor.com/VacationRentalReview-g155032-d11970283-1604_St_Andre_Montreal_Canada-Montreal_Quebec.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property.trovit.ca/for-rent-furnished-apartment-montreal-1-month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elz.com/feature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edisonresidence.com/rooms-and-rate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quebecapartments.com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erspage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yul.buzz/best-of-montreal/2016/03/14/top-40-montreal-apartments-under-1000-by-neighbourhood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padmapper.com/apartments/montreal-qc/under-700?sort=price&amp;box=-73.6561697988,45.4704057688,-73.5265654592,45.541627020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mapliv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facebook.com/groups/logementMontreal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s://www.facebook.com/groups/185325951599466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rental.duproprio.com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centris.ca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erspages.com/customer/cogir</text:p>
          </table:table-cell>
          <table:table-cell table:number-columns-repeated="4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parccite.com/en/suite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tcathys.com/Room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sites.google.com/site/2792rdc/english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2">
          <table:table-cell table:number-columns-repeated="2"/>
          <table:table-cell table:style-name="ce15" office:value-type="string">
            <text:p>Residence 2792 : email : <text:a xlink:href="mailto:contact@residencecampus.com">contact@residencecampus.com</text:a>2792, Rue de ChateauguayMontréal, QC, CA, H3K1L4Téléphone : ++ 1-514-924-8343 : De 08h00 à 17h00, Heure de l'Est, Canada, GMT-5 - 8am to 5pm, Eastern time Canada, GMT-5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lamarq.ca/#floorplan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1430 Rue City Councillor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Montreal, QC H3B 1B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Phone: 1 844 830 5738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lacitestudents.ca/apartments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varcity515.c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residences-uqam.qc.ca/hotel/en/rates-and-packages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cgill.ca/accommodations/summer/nr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groupeaccueil.ca/Beaver-Lake.php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montrealrentalapartments.com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iosquartierlatin.com/index.php?option=com_content&amp;view=category&amp;layout=blog&amp;id=16&amp;Itemid=113&amp;lang=en-c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table:style-name="ce16" office:value-type="string">
            <text:p>2024  St-Hubert Street "Victorienne"   H2L 3Z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table:style-name="ce16" office:value-type="string">
            <text:p>3689  de Mentana street  "tourelle"  H2L 3R4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16" office:value-type="string">
            <text:p><text:a xlink:href="mailto:lestudio@gmail.com">lestudio@gmail.com</text:a>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studenthousingmtl.com/rooms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guidehabitation.ca/en/logement-etudiant-student-apartments/centre-ville/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hec.ca/en/international_student/international_exchange/pre-arrival_guide/hous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saint-joseph.org/en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trylon.ca/furnished-apartments-hotel/student-living/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mtlblog.com/feature/top-5-montreal-apartments-that-are-perfect-for-students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s://www.rentboard.ca/rentals/index.aspx?s0=1&amp;locid=56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avesanmarcos.com/floorplans-rates/one-bedroom/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mcgill.ca/students/housing/offcampus/listing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>
            <text:p>514-432-7618 中 英514-451-3184 中 英<text:a xlink:href="mailto:sizuer@hotmail.com">sizuer@hotmail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7-06/14506.s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iu91.com/rs/rent/2017-07/15846.s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" office:value-type="string">
            <text:p>Sunny5149995584 中 英<text:a xlink:href="mailto:sqtjcn@hotmail.com">sqtjcn@hotmail.com</text:a> 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>
            <text:p>张先生5145506692 中 英<text:a xlink:href="mailto:Rongwang789@outlook.com">Rongwang789@outlook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7-07/51865.shtml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>
            <text:p>wu5148001794 中<text:a xlink:href="mailto:13554655077@163.com">13554655077@163.com</text:a>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ttp://www.iu91.com/rs/rent/2016-12/47696.shtml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ttp://www.iu91.com/rs/rent/2017-07/52631.s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1" office:value-type="string">
            <text:p>薛先生5148392033 中5148391033 中 英<text:a xlink:href="mailto:xuexinen1984@gmail.com">xuexinen1984@gmail.com</text:a> </text:p>
          </table:table-cell>
          <table:table-cell table:number-columns-repeated="4"/>
        </table:table-row>
      </table:table>
      <table:table table:name="agents" table:style-name="ta1" table:print="false">
        <table:table-column table:style-name="co1" table:number-columns-repeated="3" table:default-cell-style-name="Default"/>
        <table:table-column table:style-name="co10" table:default-cell-style-name="Default"/>
        <table:table-row table:style-name="ro1" table:number-rows-repeated="4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http://www.timbercreekcommunities.com/</text:p>
          </table:table-cell>
        </table:table-row>
        <table:table-row table:style-name="ro1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https://www.caprent.com/apartments/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zapls.com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http://www.montrealbits.com/managers/cromwell.html</text:p>
          </table:table-cell>
        </table:table-row>
        <table:table-row table:style-name="ro1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http://www.montrealbits.com/apartmentlistings/all_rentals.htm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3">
          <table:table-cell table:number-columns-repeated="3"/>
          <table:table-cell office:value-type="string">
            <text:p>https://appartmap.com/en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132 St.Jacques Lachine, Montreal region 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1" table:default-cell-style-name="Default"/>
        <table:table-row table:style-name="ro1" table:number-rows-repeated="5">
          <table:table-cell table:number-columns-repeated="4"/>
        </table:table-row>
        <table:table-row table:style-name="ro4">
          <table:table-cell table:number-columns-repeated="3"/>
          <table:table-cell table:style-name="ce18" office:value-type="string">
            <text:p>Studio / bachelor apartments for rent Montreal (Downtown) at Le Brooklyn</text:p>
          </table:table-cell>
        </table:table-row>
        <table:table-row table:style-name="ro14">
          <table:table-cell table:number-columns-repeated="3"/>
          <table:table-cell table:style-name="ce19" office:value-type="string">
            <text:p>3630 Durocher street, Montreal, QC, Canada, H2X 2E8</text:p>
          </table:table-cell>
        </table:table-row>
        <table:table-row table:style-name="ro1">
          <table:table-cell table:number-columns-repeated="3"/>
          <table:table-cell table:style-name="ce1" office:value-type="string">
            <text:p>Property ID: 8413Contact rental office</text:p>
          </table:table-cell>
        </table:table-row>
        <table:table-row table:style-name="ro1">
          <table:table-cell table:number-columns-repeated="3"/>
          <table:table-cell table:style-name="ce1" office:value-type="string">
            <text:p>514-499-3455</text:p>
          </table:table-cell>
        </table:table-row>
        <table:table-row table:style-name="ro13">
          <table:table-cell table:number-columns-repeated="3"/>
          <table:table-cell office:value-type="string">
            <text:p>https://www.renterspages.com/apartments/montreal/le-brooklyn/studio-bachelor/l16857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5">
          <table:table-cell table:number-columns-repeated="3"/>
          <table:table-cell table:style-name="ce20" office:value-type="string">
            <text:p>Alexandre de Sève</text:p>
          </table:table-cell>
        </table:table-row>
        <table:table-row table:style-name="ro14">
          <table:table-cell table:number-columns-repeated="3"/>
          <table:table-cell table:style-name="ce19" office:value-type="string">
            <text:p>1600 Alexandre de Sève , Montréal , QC, Canada, H2L 2V7</text:p>
          </table:table-cell>
        </table:table-row>
        <table:table-row table:style-name="ro1">
          <table:table-cell table:number-columns-repeated="3"/>
          <table:table-cell table:style-name="ce1" office:value-type="string">
            <text:p>Property ID: 8415Contact rental office</text:p>
          </table:table-cell>
        </table:table-row>
        <table:table-row table:style-name="ro1">
          <table:table-cell table:number-columns-repeated="3"/>
          <table:table-cell table:style-name="ce1" office:value-type="string">
            <text:p>514-206-41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2017-07-13</text:date>, <text:time>16:1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0:14:06.58</meta:creation-date>
    <dc:date>2017-07-13T16:19:31.61</dc:date>
    <meta:editing-duration>P3DT2H8M29S</meta:editing-duration>
    <meta:editing-cycles>103</meta:editing-cycles>
    <meta:generator>OpenOffice/4.1.3$Win32 OpenOffice.org_project/413m1$Build-9783</meta:generator>
    <meta:document-statistic meta:table-count="5" meta:cell-count="301" meta:object-count="0"/>
  </office:meta>
</office:document-meta>
</file>